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E000001F5B11B9B17BA4BD2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5.596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0.7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3cm" svg:height="13.252cm" svg:x="2.242cm" svg:y="7.35cm">
          <draw:image xlink:href="Pictures/100000000000028E000001F5B11B9B17BA4BD270.png" xlink:type="simple" xlink:show="embed" xlink:actuate="onLoad" loext:mime-type="image/png">
            <text:p/>
          </draw:image>
        </draw:frame>
        <draw:custom-shape draw:style-name="gr2" draw:text-style-name="P2" draw:layer="layout" svg:width="6.096cm" svg:height="1.524cm" svg:x="13.446cm" svg:y="18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397cm" svg:x="18.526cm" svg:y="13.4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3T17:15:09.598877655</dc:date>
    <meta:editing-duration>PT1M11S</meta:editing-duration>
    <meta:editing-cycles>1</meta:editing-cycles>
    <meta:document-statistic meta:object-count="3"/>
    <meta:generator>LibreOffice/6.4.2.2$Linux_X86_64 LibreOffice_project/40$Build-2</meta:generator>
  </office:meta>
</office:document-meta>
</file>